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00000019012B1FF90250C34B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83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831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2.249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2.979cm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 style:parent-style-name="objectwithoutfill">
      <style:graphic-properties svg:stroke-width="0.02cm" svg:stroke-color="#000000" draw:marker-start-width="0.275cm" draw:marker-end-width="0.275cm" draw:fill="none" draw:textarea-vertical-align="middle" fo:padding-top="0.135cm" fo:padding-bottom="0.135cm" fo:padding-left="0.26cm" fo:padding-right="0.26cm"/>
    </style:style>
    <style:style style:name="gr8" style:family="graphic" style:parent-style-name="objectwithoutfill">
      <style:graphic-properties svg:stroke-color="#000000" draw:marker-start="Rounded_20_large_20_Arrow" draw:fill="none" draw:textarea-vertical-align="middle"/>
    </style:style>
    <style:style style:name="gr9" style:family="graphic" style:parent-style-name="objectwithoutfill">
      <style:graphic-properties svg:stroke-color="#000000" draw:fill="none" draw:textarea-vertical-align="middle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5cm" fo:min-width="2.988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5cm" fo:min-width="2.989cm"/>
    </style:style>
    <style:style style:name="gr12" style:family="graphic" style:parent-style-name="standard">
      <style:graphic-properties draw:stroke="none" svg:stroke-color="#000000" draw:fill="none" draw:fill-color="#ffffff" fo:min-height="1.792cm"/>
    </style:style>
    <style:style style:name="gr13" style:family="graphic" style:parent-style-name="standard">
      <style:graphic-properties draw:stroke="none" svg:stroke-color="#000000" draw:fill="none" draw:fill-color="#ffffff" fo:min-height="0.75cm"/>
    </style:style>
    <style:style style:name="gr14" style:family="graphic" style:parent-style-name="standard">
      <style:graphic-properties svg:stroke-color="#3465a4" draw:marker-end="Rounded_20_large_20_Arrow" draw:textarea-vertical-align="middle"/>
    </style:style>
    <style:style style:name="gr15" style:family="graphic" style:parent-style-name="standard">
      <style:graphic-properties svg:stroke-color="#3465a4" draw:marker-start="Rounded_20_large_20_Arrow" draw:textarea-vertical-align="middle"/>
    </style:style>
    <style:style style:name="gr16" style:family="graphic" style:parent-style-name="standard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>
        <style:tab-stops/>
      </style:paragraph-properties>
    </style:style>
    <style:style style:name="P7" style:family="paragraph">
      <loext:graphic-properties draw:fill="none" draw:fill-color="#ffffff"/>
      <style:paragraph-properties fo:text-align="center">
        <style:tab-stops/>
      </style:paragraph-properties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67cm" svg:height="4.67cm" draw:transform="rotate (-1.56014981835773) translate (26.97cm 6.876cm)">
          <draw:image xlink:href="Pictures/10000201000001900000019012B1FF90250C34B5.png" xlink:type="simple" xlink:show="embed" xlink:actuate="onLoad">
            <text:p/>
          </draw:image>
        </draw:frame>
        <draw:frame draw:style-name="gr2" draw:text-style-name="P3" xml:id="id2" draw:id="id2" draw:layer="layout" svg:width="4.284cm" svg:height="2.08cm" svg:x="22.466cm" svg:y="8.282cm">
          <draw:text-box>
            <text:p text:style-name="P2">Controller</text:p>
            <text:p text:style-name="P2">+ imports</text:p>
          </draw:text-box>
        </draw:frame>
        <draw:frame draw:style-name="gr1" draw:text-style-name="P1" draw:layer="layout" svg:width="4.67cm" svg:height="4.67cm" draw:transform="rotate (-1.56014981835773) translate (26.97cm 10.975cm)">
          <draw:image xlink:href="Pictures/10000201000001900000019012B1FF90250C34B5.png" xlink:type="simple" xlink:show="embed" xlink:actuate="onLoad">
            <text:p/>
          </draw:image>
        </draw:frame>
        <draw:frame draw:style-name="gr3" draw:text-style-name="P3" xml:id="id7" draw:id="id7" draw:layer="layout" svg:width="4.283cm" svg:height="2.081cm" svg:x="22.468cm" svg:y="12.366cm">
          <draw:text-box>
            <text:p text:style-name="P2">Download_</text:p>
            <text:p text:style-name="P2">controller</text:p>
          </draw:text-box>
        </draw:frame>
        <draw:frame draw:style-name="gr1" draw:text-style-name="P1" draw:layer="layout" svg:width="4.67cm" svg:height="4.67cm" draw:transform="rotate (-1.56014981835773) translate (26.971cm 15.137cm)">
          <draw:image xlink:href="Pictures/10000201000001900000019012B1FF90250C34B5.png" xlink:type="simple" xlink:show="embed" xlink:actuate="onLoad">
            <text:p/>
          </draw:image>
        </draw:frame>
        <draw:frame draw:style-name="gr4" draw:text-style-name="P3" xml:id="id5" draw:id="id5" draw:layer="layout" svg:width="4.283cm" svg:height="2.499cm" svg:x="22.469cm" svg:y="16.319cm">
          <draw:text-box>
            <text:p text:style-name="P2">Import_</text:p>
            <text:p text:style-name="P2">Export_</text:p>
            <text:p text:style-name="P2">controller</text:p>
          </draw:text-box>
        </draw:frame>
        <draw:frame draw:style-name="gr1" draw:text-style-name="P1" draw:layer="layout" svg:width="4.67cm" svg:height="4.67cm" draw:transform="skewX (0.000174532925199434) rotate (-1.55980075250733) translate (26.972cm 19.299cm)">
          <draw:image xlink:href="Pictures/10000201000001900000019012B1FF90250C34B5.png" xlink:type="simple" xlink:show="embed" xlink:actuate="onLoad">
            <text:p/>
          </draw:image>
        </draw:frame>
        <draw:frame draw:style-name="gr3" draw:text-style-name="P3" xml:id="id4" draw:id="id4" draw:layer="layout" svg:width="4.283cm" svg:height="2.081cm" svg:x="22.47cm" svg:y="20.69cm">
          <draw:text-box>
            <text:p text:style-name="P2">Infos_</text:p>
            <text:p text:style-name="P2">controller</text:p>
          </draw:text-box>
        </draw:frame>
        <draw:frame draw:style-name="gr1" draw:text-style-name="P1" draw:layer="layout" svg:width="4.67cm" svg:height="4.67cm" draw:transform="rotate (-1.56014981835773) translate (26.974cm 23.461cm)">
          <draw:image xlink:href="Pictures/10000201000001900000019012B1FF90250C34B5.png" xlink:type="simple" xlink:show="embed" xlink:actuate="onLoad">
            <text:p/>
          </draw:image>
        </draw:frame>
        <draw:frame draw:style-name="gr2" draw:text-style-name="P3" xml:id="id3" draw:id="id3" draw:layer="layout" svg:width="4.284cm" svg:height="2.08cm" svg:x="22.471cm" svg:y="24.853cm">
          <draw:text-box>
            <text:p text:style-name="P2">keys_list_</text:p>
            <text:p text:style-name="P2">controller</text:p>
          </draw:text-box>
        </draw:frame>
        <draw:frame draw:style-name="gr1" draw:text-style-name="P1" draw:layer="layout" svg:width="4.67cm" svg:height="4.67cm" draw:transform="rotate (-1.56014981835773) translate (26.975cm 27.623cm)">
          <draw:image xlink:href="Pictures/10000201000001900000019012B1FF90250C34B5.png" xlink:type="simple" xlink:show="embed" xlink:actuate="onLoad">
            <text:p/>
          </draw:image>
        </draw:frame>
        <draw:frame draw:style-name="gr5" draw:text-style-name="P3" xml:id="id1" draw:id="id1" draw:layer="layout" svg:width="4.283cm" svg:height="3.229cm" svg:x="22.473cm" svg:y="28.441cm">
          <draw:text-box>
            <text:p text:style-name="P2">ressources_manager_</text:p>
            <text:p text:style-name="P2">controller</text:p>
          </draw:text-box>
        </draw:frame>
        <draw:connector draw:style-name="gr6" draw:text-style-name="P2" draw:layer="layout" draw:line-skew="0cm -8.402cm" svg:x1="22.473cm" svg:y1="30.055cm" svg:x2="24.608cm" svg:y2="10.362cm" draw:start-shape="id1" draw:start-glue-point="3" draw:end-shape="id2" draw:end-glue-point="2" svg:d="M22473 30055h-500v-19055h2635v-638" svg:viewBox="0 0 2636 19694">
          <text:p/>
        </draw:connector>
        <draw:connector draw:style-name="gr6" draw:text-style-name="P2" xml:id="id6" draw:id="id6" draw:layer="layout" svg:x1="22.471cm" svg:y1="25.893cm" svg:x2="24.656cm" svg:y2="11.002cm" draw:start-shape="id3" draw:start-glue-point="3" svg:d="M22471 25893h-500v-14891h2685" svg:viewBox="0 0 2686 14892">
          <text:p/>
        </draw:connector>
        <draw:connector draw:style-name="gr6" draw:text-style-name="P2" draw:layer="layout" draw:line-skew="0cm -4.526cm" svg:x1="22.47cm" svg:y1="21.73cm" svg:x2="24.608cm" svg:y2="10.362cm" draw:start-shape="id4" draw:start-glue-point="3" draw:end-shape="id2" draw:end-glue-point="2" svg:d="M22470 21730h-500v-10730h2638v-638" svg:viewBox="0 0 2639 11369">
          <text:p/>
        </draw:connector>
        <draw:connector draw:style-name="gr6" draw:text-style-name="P2" draw:layer="layout" draw:line-skew="0.53cm 0.499cm" svg:x1="22.469cm" svg:y1="17.568cm" svg:x2="24.656cm" svg:y2="11.002cm" draw:start-shape="id5" draw:start-glue-point="3" draw:end-shape="id6" draw:end-glue-point="3" svg:d="M22469 17568h-469v-6568h2656v2" svg:viewBox="0 0 2657 6569">
          <text:p/>
        </draw:connector>
        <draw:connector draw:style-name="gr6" draw:text-style-name="P2" draw:layer="layout" draw:line-skew="0cm -0.364cm" svg:x1="22.468cm" svg:y1="13.406cm" svg:x2="24.608cm" svg:y2="10.362cm" draw:start-shape="id7" draw:start-glue-point="3" draw:end-shape="id2" draw:end-glue-point="2" svg:d="M22468 13406h-500v-2406h2640v-638" svg:viewBox="0 0 2641 3045">
          <text:p/>
        </draw:connector>
        <draw:connector draw:style-name="gr6" draw:text-style-name="P2" draw:layer="layout" svg:x1="24.608cm" svg:y1="8.282cm" svg:x2="25.055cm" svg:y2="6.7cm" draw:start-shape="id2" draw:start-glue-point="0" draw:end-shape="id8" draw:end-glue-point="2" svg:d="M24608 8282v-790h447v-792" svg:viewBox="0 0 448 1583">
          <text:p/>
        </draw:connector>
        <draw:frame draw:style-name="gr1" draw:text-style-name="P1" draw:layer="layout" svg:width="4.67cm" svg:height="4.67cm" draw:transform="rotate (-1.56014981835773) translate (19.97cm 6.975cm)">
          <draw:image xlink:href="Pictures/10000201000001900000019012B1FF90250C34B5.png" xlink:type="simple" xlink:show="embed" xlink:actuate="onLoad">
            <text:p/>
          </draw:image>
        </draw:frame>
        <draw:frame draw:style-name="gr3" draw:text-style-name="P3" xml:id="id15" draw:id="id15" draw:layer="layout" svg:width="4.283cm" svg:height="2.081cm" svg:x="15.468cm" svg:y="8.366cm">
          <draw:text-box>
            <text:p text:style-name="P2">Download_</text:p>
            <text:p text:style-name="P2">view</text:p>
          </draw:text-box>
        </draw:frame>
        <draw:frame draw:style-name="gr1" draw:text-style-name="P1" draw:layer="layout" svg:width="4.67cm" svg:height="4.67cm" draw:transform="rotate (-1.56014981835773) translate (19.971cm 11.137cm)">
          <draw:image xlink:href="Pictures/10000201000001900000019012B1FF90250C34B5.png" xlink:type="simple" xlink:show="embed" xlink:actuate="onLoad">
            <text:p/>
          </draw:image>
        </draw:frame>
        <draw:frame draw:style-name="gr4" draw:text-style-name="P3" xml:id="id14" draw:id="id14" draw:layer="layout" svg:width="4.283cm" svg:height="2.499cm" svg:x="15.469cm" svg:y="12.319cm">
          <draw:text-box>
            <text:p text:style-name="P2">Import_</text:p>
            <text:p text:style-name="P2">Export_</text:p>
            <text:p text:style-name="P2">view</text:p>
          </draw:text-box>
        </draw:frame>
        <draw:frame draw:style-name="gr1" draw:text-style-name="P1" draw:layer="layout" svg:width="4.67cm" svg:height="4.67cm" draw:transform="skewX (0.000174532925199434) rotate (-1.55980075250733) translate (19.972cm 15.299cm)">
          <draw:image xlink:href="Pictures/10000201000001900000019012B1FF90250C34B5.png" xlink:type="simple" xlink:show="embed" xlink:actuate="onLoad">
            <text:p/>
          </draw:image>
        </draw:frame>
        <draw:frame draw:style-name="gr3" draw:text-style-name="P3" xml:id="id13" draw:id="id13" draw:layer="layout" svg:width="4.283cm" svg:height="2.081cm" svg:x="15.47cm" svg:y="16.69cm">
          <draw:text-box>
            <text:p text:style-name="P2">Infos_</text:p>
            <text:p text:style-name="P2">view</text:p>
          </draw:text-box>
        </draw:frame>
        <draw:frame draw:style-name="gr1" draw:text-style-name="P1" draw:layer="layout" svg:width="4.67cm" svg:height="4.67cm" draw:transform="rotate (-1.56014981835773) translate (19.974cm 19.461cm)">
          <draw:image xlink:href="Pictures/10000201000001900000019012B1FF90250C34B5.png" xlink:type="simple" xlink:show="embed" xlink:actuate="onLoad">
            <text:p/>
          </draw:image>
        </draw:frame>
        <draw:frame draw:style-name="gr2" draw:text-style-name="P3" xml:id="id11" draw:id="id11" draw:layer="layout" svg:width="4.284cm" svg:height="2.08cm" svg:x="15.471cm" svg:y="20.853cm">
          <draw:text-box>
            <text:p text:style-name="P2">keys_list_</text:p>
            <text:p text:style-name="P2">view</text:p>
          </draw:text-box>
        </draw:frame>
        <draw:frame draw:style-name="gr1" draw:text-style-name="P1" draw:layer="layout" svg:width="4.67cm" svg:height="4.67cm" draw:transform="rotate (-1.56014981835773) translate (19.975cm 23.623cm)">
          <draw:image xlink:href="Pictures/10000201000001900000019012B1FF90250C34B5.png" xlink:type="simple" xlink:show="embed" xlink:actuate="onLoad">
            <text:p/>
          </draw:image>
        </draw:frame>
        <draw:frame draw:style-name="gr5" draw:text-style-name="P3" xml:id="id9" draw:id="id9" draw:layer="layout" svg:width="4.283cm" svg:height="3.229cm" svg:x="15.473cm" svg:y="24.441cm">
          <draw:text-box>
            <text:p text:style-name="P2">ressources_manager_</text:p>
            <text:p text:style-name="P2">view</text:p>
          </draw:text-box>
        </draw:frame>
        <draw:connector draw:style-name="gr6" draw:text-style-name="P2" draw:layer="layout" draw:line-skew="0.53cm" svg:x1="15.473cm" svg:y1="26.055cm" svg:x2="14.971cm" svg:y2="14.446cm" draw:start-shape="id9" draw:start-glue-point="3" draw:end-shape="id10" draw:end-glue-point="3" svg:d="M15473 26055h-473v-11609h-29" svg:viewBox="0 0 503 11610">
          <text:p/>
        </draw:connector>
        <draw:connector draw:style-name="gr6" draw:text-style-name="P2" xml:id="id10" draw:id="id10" draw:layer="layout" svg:x1="15.471cm" svg:y1="21.893cm" svg:x2="17.6cm" svg:y2="7cm" draw:start-shape="id11" draw:start-glue-point="3" draw:end-shape="id12" draw:end-glue-point="2" svg:d="M15471 21893h-500v-14893h2629" svg:viewBox="0 0 2630 14894">
          <text:p/>
        </draw:connector>
        <draw:connector draw:style-name="gr6" draw:text-style-name="P2" draw:layer="layout" svg:x1="15.47cm" svg:y1="17.73cm" svg:x2="17.6cm" svg:y2="7cm" draw:start-shape="id13" draw:start-glue-point="3" draw:end-shape="id12" draw:end-glue-point="2" svg:d="M15470 17730h-500v-10730h2630" svg:viewBox="0 0 2631 10731">
          <text:p/>
        </draw:connector>
        <draw:connector draw:style-name="gr6" draw:text-style-name="P2" draw:layer="layout" svg:x1="15.469cm" svg:y1="13.568cm" svg:x2="17.6cm" svg:y2="7cm" draw:start-shape="id14" draw:start-glue-point="3" draw:end-shape="id12" draw:end-glue-point="2" svg:d="M15469 13568h-500v-6568h2631" svg:viewBox="0 0 2632 6569">
          <text:p/>
        </draw:connector>
        <draw:connector draw:style-name="gr6" draw:text-style-name="P2" draw:layer="layout" svg:x1="15.468cm" svg:y1="9.406cm" svg:x2="17.6cm" svg:y2="7cm" draw:start-shape="id15" draw:start-glue-point="3" draw:end-shape="id12" draw:end-glue-point="2" svg:d="M15468 9406h-500v-2406h2632" svg:viewBox="0 0 2633 2407">
          <text:p/>
        </draw:connector>
        <draw:line draw:style-name="gr7" draw:text-style-name="P1" xml:id="id12" draw:id="id12" draw:layer="layout" svg:x1="17.6cm" svg:y1="7cm" svg:x2="17.6cm" svg:y2="6.6cm">
          <text:p/>
        </draw:line>
        <draw:line draw:style-name="gr8" draw:text-style-name="P1" draw:layer="layout" svg:x1="9.4cm" svg:y1="5.1cm" svg:x2="22.9cm" svg:y2="2.8cm">
          <text:p/>
        </draw:line>
        <draw:line draw:style-name="gr9" draw:text-style-name="P1" draw:layer="layout" svg:x1="25cm" svg:y1="5.3cm" svg:x2="22.9cm" svg:y2="2.8cm">
          <text:p/>
        </draw:line>
        <draw:line draw:style-name="gr8" draw:text-style-name="P1" draw:layer="layout" svg:x1="17.3cm" svg:y1="5.1cm" svg:x2="22.9cm" svg:y2="2.8cm">
          <text:p/>
        </draw:line>
        <draw:custom-shape draw:style-name="gr10" draw:text-style-name="P4" draw:layer="layout" svg:width="3.488cm" svg:height="1.6cm" svg:x="15.6cm" svg:y="5.1cm">
          <text:p text:style-name="P2">Views</text:p>
          <draw:enhanced-geometry svg:viewBox="0 0 21600 21600" draw:type="rectangle" draw:enhanced-path="M 0 0 L 21600 0 21600 21600 0 21600 0 0 Z N"/>
        </draw:custom-shape>
        <draw:custom-shape draw:style-name="gr11" draw:text-style-name="P4" xml:id="id8" draw:id="id8" draw:layer="layout" svg:width="3.489cm" svg:height="1.6cm" svg:x="23.311cm" svg:y="5.1cm">
          <text:p text:style-name="P2">Controll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19" draw:id="id19" draw:layer="layout" svg:width="3.489cm" svg:height="1.6cm" svg:x="7.8cm" svg:y="5.1cm">
          <text:p text:style-name="P2">Models</text:p>
          <draw:enhanced-geometry svg:viewBox="0 0 21600 21600" draw:type="rectangle" draw:enhanced-path="M 0 0 L 21600 0 21600 21600 0 21600 0 0 Z N"/>
        </draw:custom-shape>
        <draw:custom-shape draw:style-name="gr11" draw:text-style-name="P4" xml:id="id16" draw:id="id16" draw:layer="layout" svg:width="3.489cm" svg:height="1.6cm" svg:x="3.5cm" svg:y="9.2cm">
          <text:p text:style-name="P2">Services</text:p>
          <draw:enhanced-geometry svg:viewBox="0 0 21600 21600" draw:type="rectangle" draw:enhanced-path="M 0 0 L 21600 0 21600 21600 0 21600 0 0 Z N"/>
        </draw:custom-shape>
        <draw:custom-shape draw:style-name="gr11" draw:text-style-name="P4" xml:id="id18" draw:id="id18" draw:layer="layout" svg:width="3.489cm" svg:height="1.6cm" svg:x="9.8cm" svg:y="9.2cm">
          <text:p text:style-name="P2">DAO</text:p>
          <draw:enhanced-geometry svg:viewBox="0 0 21600 21600" draw:type="rectangle" draw:enhanced-path="M 0 0 L 21600 0 21600 21600 0 21600 0 0 Z N"/>
        </draw:custom-shape>
        <draw:custom-shape draw:style-name="gr11" draw:text-style-name="P4" xml:id="id17" draw:id="id17" draw:layer="layout" svg:width="3.489cm" svg:height="1.6cm" svg:x="6.711cm" svg:y="12.1cm">
          <text:p text:style-name="P2">VO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5.7cm" svg:height="2.042cm" svg:x="23.7cm" svg:y="3.1cm">
          <draw:text-box>
            <text:p>Sélectionne</text:p>
          </draw:text-box>
        </draw:frame>
        <draw:frame draw:style-name="gr13" draw:text-style-name="P7" draw:layer="layout" svg:width="2.4cm" svg:height="1cm" svg:x="7.2cm" svg:y="9cm">
          <draw:text-box>
            <text:p text:style-name="P6">Appel</text:p>
          </draw:text-box>
        </draw:frame>
        <draw:connector draw:style-name="gr14" draw:text-style-name="P2" draw:layer="layout" svg:x1="5.244cm" svg:y1="10.8cm" svg:x2="6.711cm" svg:y2="12.9cm" draw:start-shape="id16" draw:start-glue-point="2" draw:end-shape="id17" draw:end-glue-point="3" svg:d="M5244 10800v2100h1467" svg:viewBox="0 0 1468 2101">
          <text:p/>
        </draw:connector>
        <draw:connector draw:style-name="gr15" draw:text-style-name="P2" draw:layer="layout" svg:x1="10.2cm" svg:y1="12.9cm" svg:x2="11.544cm" svg:y2="10.8cm" draw:start-shape="id17" draw:start-glue-point="1" draw:end-shape="id18" draw:end-glue-point="2" svg:d="M10200 12900h1344v-2100" svg:viewBox="0 0 1345 2101">
          <text:p/>
        </draw:connector>
        <draw:connector draw:style-name="gr15" draw:text-style-name="P2" draw:layer="layout" svg:x1="9.8cm" svg:y1="10cm" svg:x2="6.989cm" svg:y2="10cm" draw:start-shape="id18" draw:start-glue-point="3" draw:end-shape="id16" draw:end-glue-point="1" svg:d="M9800 10000h-2811" svg:viewBox="0 0 2812 1">
          <text:p/>
        </draw:connector>
        <draw:frame draw:style-name="gr13" draw:text-style-name="P7" draw:layer="layout" svg:width="2.4cm" svg:height="1cm" svg:x="11.4cm" svg:y="11.4cm">
          <draw:text-box>
            <text:p text:style-name="P6">Utilise</text:p>
          </draw:text-box>
        </draw:frame>
        <draw:frame draw:style-name="gr13" draw:text-style-name="P7" draw:layer="layout" svg:width="2.4cm" svg:height="1cm" svg:x="2.9cm" svg:y="11.4cm">
          <draw:text-box>
            <text:p text:style-name="P6">Utilise</text:p>
          </draw:text-box>
        </draw:frame>
        <draw:connector draw:style-name="gr16" draw:text-style-name="P2" draw:layer="layout" svg:x1="9.544cm" svg:y1="6.7cm" svg:x2="11.544cm" svg:y2="9.2cm" draw:start-shape="id19" draw:start-glue-point="2" draw:end-shape="id18" draw:end-glue-point="0" svg:d="M9544 6700v1250h2000v1250" svg:viewBox="0 0 2001 2501">
          <text:p/>
        </draw:connector>
        <draw:connector draw:style-name="gr16" draw:text-style-name="P2" draw:layer="layout" svg:x1="9.544cm" svg:y1="6.7cm" svg:x2="5.244cm" svg:y2="9.2cm" draw:start-shape="id19" draw:start-glue-point="2" draw:end-shape="id16" draw:end-glue-point="0" svg:d="M9544 6700v1250h-4300v1250" svg:viewBox="0 0 4301 2501">
          <text:p/>
        </draw:connector>
        <draw:frame draw:style-name="gr13" draw:text-style-name="P7" draw:layer="layout" svg:width="2.4cm" svg:height="1cm" svg:x="9.7cm" svg:y="6.8cm">
          <draw:text-box>
            <text:p text:style-name="P6">Utilis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6T03:52:01.500351765</meta:creation-date>
    <dc:date>2018-06-26T04:38:43.034840390</dc:date>
    <meta:editing-duration>PT6M17S</meta:editing-duration>
    <meta:editing-cycles>2</meta:editing-cycles>
    <meta:generator>LibreOffice/6.0.3.2$Linux_X86_64 LibreOffice_project/00m0$Build-2</meta:generator>
    <meta:document-statistic meta:object-count="53"/>
  </office:meta>
</office:document-meta>
</file>